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A000000904D5BB48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2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Georgia" fo:font-size="14pt" fo:letter-spacing="normal" fo:font-style="normal" style:text-underline-style="none" fo:font-weight="bold" style:text-blinking="fals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margin-left="0cm" fo:margin-right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6b6b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Heading_20_2">
      <style:paragraph-properties fo:margin-left="0cm" fo:margin-right="0cm" style:line-height-at-least="0.635cm" fo:text-align="center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letter-spacing="normal" fo:font-style="italic" style:text-underline-style="none" style:text-blinking="false" style:font-style-asian="italic" style:font-style-complex="italic"/>
    </style:style>
    <style:style style:name="P5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333333" style:text-line-through-style="none" style:font-name="Georgia" fo:font-size="18pt" fo:letter-spacing="normal" fo:font-style="italic" style:text-underline-style="none" fo:font-weight="bold" style:text-blinking="false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P1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style:font-name="Georgia" fo:font-size="12pt" fo:font-weight="bold" style:font-size-asian="14pt" style:font-size-complex="14pt"/>
    </style:style>
    <style:style style:name="P13" style:family="paragraph" style:parent-style-name="Text_20_body">
      <style:paragraph-properties fo:margin-top="0cm" fo:margin-bottom="0cm" style:line-height-at-least="0.635cm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Frame_20_contents">
      <style:text-properties style:font-name="Myriad Pro" fo:font-weight="bold" style:font-weight-asian="bold" style:font-weight-complex="bold"/>
    </style:style>
    <style:style style:name="P15" style:family="paragraph" style:parent-style-name="Standard" style:list-style-name="L5">
      <style:paragraph-properties fo:margin-top="0cm" fo:margin-bottom="0cm" style:line-height-at-least="0.635cm" fo:padding="0cm" fo:border="none" style:writing-mode="lr-tb"/>
    </style:style>
    <style:style style:name="P16" style:family="paragraph" style:parent-style-name="Standard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17" style:family="paragraph" style:parent-style-name="Heading_20_2">
      <style:paragraph-properties fo:margin-left="0cm" fo:margin-right="0cm" fo:margin-top="0cm" fo:margin-bottom="0cm" style:line-height-at-least="0.635cm" fo:text-align="start" style:justify-single-word="false" fo:text-indent="0cm" style:auto-text-indent="false" fo:background-color="#eeeeee" fo:padding="0cm" fo:border="none" style:writing-mode="lr-tb">
        <style:background-image/>
      </style:paragraph-properties>
      <style:text-properties fo:font-variant="normal" fo:text-transform="none" fo:color="#000000" style:text-line-through-style="none" style:font-name="Georgia" fo:font-size="18pt" fo:letter-spacing="normal" fo:font-style="italic" style:text-underline-style="none" fo:font-weight="bold" style:text-blinking="false" fo:background-color="transparent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0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21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normal" style:font-style-complex="normal"/>
    </style:style>
    <style:style style:name="P2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tyle-asian="italic" style:font-style-complex="italic"/>
    </style:style>
    <style:style style:name="P2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2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 style:writing-mode="lr-tb"/>
    </style:style>
    <style:style style:name="P30" style:family="paragraph" style:parent-style-name="Text_20_body" style:list-style-name="L3">
      <style:paragraph-properties fo:margin-top="0cm" fo:margin-bottom="0cm" style:line-height-at-least="0.635cm" fo:padding="0cm" fo:border="none"/>
    </style:style>
    <style:style style:name="P31" style:family="paragraph" style:parent-style-name="Text_20_body" style:list-style-name="L3">
      <style:paragraph-properties fo:margin-top="0cm" fo:margin-bottom="0cm" style:line-height-at-least="0.635cm" fo:padding="0cm" fo:border="none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P32" style:family="paragraph" style:parent-style-name="Text_20_body" style:list-style-name="L3">
      <style:paragraph-properties fo:margin-top="0cm" fo:margin-bottom="0cm" fo:line-height="114%" fo:padding="0cm" fo:border="none" style:writing-mode="lr-tb"/>
    </style:style>
    <style:style style:name="P33" style:family="paragraph" style:parent-style-name="Text_20_body" style:list-style-name="L4">
      <style:paragraph-properties fo:margin-top="0cm" fo:margin-bottom="0cm" fo:line-height="114%" fo:padding="0cm" fo:border="none" style:writing-mode="lr-tb"/>
    </style:style>
    <style:style style:name="P34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5" style:family="paragraph" style:parent-style-name="Text_20_body" style:list-style-name="L3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6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7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8" style:family="paragraph" style:parent-style-name="Text_20_body" style:list-style-name="L3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39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0" style:family="paragraph" style:parent-style-name="Text_20_body" style:list-style-name="L4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1" style:family="paragraph" style:parent-style-name="Text_20_body" style:list-style-name="L5">
      <style:paragraph-properties fo:margin-top="0cm" fo:margin-bottom="0cm" style:line-height-at-least="0.635cm" fo:padding="0cm" fo:border="none" style:writing-mode="lr-tb"/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42" style:family="paragraph" style:parent-style-name="Text_20_body" style:list-style-name="L4">
      <style:paragraph-properties fo:margin-top="0cm" fo:margin-bottom="0cm" fo:line-height="114%" fo:padding="0cm" fo:border="none" style:writing-mode="lr-tb"/>
      <style:text-properties fo:font-variant="normal" fo:text-transform="none" fo:color="#666666" style:text-line-through-style="none" style:font-name="Times New Roman1" fo:font-size="12pt" fo:letter-spacing="normal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P43" style:family="paragraph" style:parent-style-name="Text_20_body" style:list-style-name="L3">
      <style:paragraph-properties fo:margin-top="0cm" fo:margin-bottom="0cm" style:line-height-at-least="0.635cm" fo:padding="0cm" fo:border="none" style:writing-mode="lr-tb"/>
    </style:style>
    <style:style style:name="P44" style:family="paragraph" style:parent-style-name="Text_20_body" style:list-style-name="L4">
      <style:paragraph-properties fo:margin-top="0cm" fo:margin-bottom="0cm" style:line-height-at-least="0.635cm" fo:padding="0cm" fo:border="none" style:writing-mode="lr-tb"/>
    </style:style>
    <style:style style:name="P45" style:family="paragraph" style:parent-style-name="Text_20_body" style:list-style-name="L5">
      <style:paragraph-properties fo:margin-top="0cm" fo:margin-bottom="0cm" style:line-height-at-least="0.635cm" fo:padding="0cm" fo:border="none" style:writing-mode="lr-tb"/>
    </style:style>
    <style:style style:name="P46" style:family="paragraph" style:parent-style-name="Text_20_body" style:list-style-name="L3">
      <style:paragraph-properties fo:margin-top="0cm" fo:margin-bottom="0cm" fo:line-height="114%" fo:background-color="transparent" fo:padding="0.074cm" fo:border-left="none" fo:border-right="none" fo:border-top="none" fo:border-bottom="0.035cm solid #000000" style:writing-mode="lr-tb" style:join-border="false">
        <style:background-image/>
      </style:paragraph-properties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text-line-through-style="none" style:font-name="Times New Roman1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font-name="Georgia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3" style:family="text">
      <style:text-properties fo:font-variant="normal" fo:text-transform="none" fo:color="#666666" style:text-line-through-style="none" style:font-name="Georgia" fo:font-size="13pt" fo:letter-spacing="normal" fo:font-style="normal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fo:color="#515151" style:text-line-through-style="none" fo:font-size="13pt" fo:letter-spacing="normal" fo:font-style="normal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15" style:family="text">
      <style:text-properties fo:color="#000000" style:font-name="Times New Roman1" fo:font-size="12pt" fo:font-style="normal" fo:font-weight="normal"/>
    </style:style>
    <style:style style:name="T16" style:family="text">
      <style:text-properties fo:color="#000000" fo:font-weight="normal" fo:background-color="transparent" style:font-weight-asian="normal" style:font-weight-complex="normal"/>
    </style:style>
    <style:style style:name="T1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weight="bold" fo:background-color="transparen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transparent"/>
    </style:style>
    <style:style style:name="T21" style:family="text">
      <style:text-properties style:text-line-through-style="none" style:text-underline-style="none" fo:font-weight="normal" style:text-blinking="false" style:font-style-asian="italic" style:font-weight-asian="normal" style:font-style-complex="italic" style:font-weight-complex="normal"/>
    </style:style>
    <style:style style:name="T22" style:family="text">
      <style:text-properties style:text-line-through-style="none" style:text-underline-style="none" fo:font-weight="bold" style:text-blinking="false" style:font-style-asian="italic" style:font-weight-asian="bold" style:font-style-complex="italic" style:font-weight-complex="bold"/>
    </style:style>
    <style:style style:name="T23" style:family="text">
      <style:text-properties fo:color="#515151" style:text-line-through-style="none" fo:font-size="13pt" style:text-underline-style="none" fo:font-weight="normal" style:text-blinking="false" style:font-style-asian="italic" style:font-weight-asian="normal" style:font-style-complex="italic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666666" style:font-name="Times New Roman1" fo:font-style="italic" fo:font-weight="bold" fo:background-color="transparent" style:font-weight-asian="bold" style:font-weight-complex="bold"/>
    </style:style>
    <style:style style:name="T26" style:family="text">
      <style:text-properties fo:color="#666666" style:font-name="Times New Roman1" fo:font-style="italic" fo:background-color="transparent"/>
    </style:style>
    <style:style style:name="T27" style:family="text">
      <style:text-properties fo:color="#666666" fo:font-size="13pt" fo:background-color="transparen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.15cm" fo:border="0.002cm solid #000080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Användarfall 1.0</text:h>
      <text:h text:style-name="P4" text:outline-level="2">Aktörer</text:h>
      <text:p text:style-name="P2">PRIMÄRA </text:p>
      <text:p text:style-name="P2"><draw:frame draw:style-name="fr1" draw:name="Ram1" text:anchor-type="paragraph" svg:x="0.601cm" svg:y="4.082cm" svg:width="4.209cm" draw:z-index="0"><draw:text-box fo:min-height="1.755cm"><text:p text:style-name="P14"><text:s text:c="7"/>Administratör<text:line-break/> <text:s/><text:span text:style-name="T17">(Klubbens sekreterare)</text:span></text:p></draw:text-box></draw:frame><draw:frame draw:style-name="fr1" draw:name="Ram2" text:anchor-type="paragraph" svg:x="5.242cm" svg:y="4.082cm" svg:width="4.86cm" draw:z-index="1"><draw:text-box fo:min-height="0.788cm"><text:p text:style-name="P14"><text:s text:c="2"/>Klubbens medlemmar</text:p></draw:text-box></draw:frame><draw:frame draw:style-name="fr3" draw:name="grafik2" text:anchor-type="paragraph" svg:x="6.542cm" svg:y="0.079cm" svg:width="2.381cm" svg:height="3.81cm" draw:z-index="2"><draw:image xlink:href="Pictures/100000000000005A000000904D5BB48D.jpg" xlink:type="simple" xlink:show="embed" xlink:actuate="onLoad"/></draw:frame><draw:frame draw:style-name="fr3" draw:name="grafik1" text:anchor-type="paragraph" svg:x="1.436cm" svg:y="0.079cm" svg:width="2.381cm" svg:height="3.81cm" draw:z-index="3"><draw:image xlink:href="Pictures/100000000000005A000000904D5BB48D.jpg" xlink:type="simple" xlink:show="embed" xlink:actuate="onLoad"/></draw:frame><draw:frame draw:style-name="fr3" draw:name="grafik3" text:anchor-type="paragraph" svg:x="11.887cm" svg:y="0.079cm" svg:width="2.381cm" svg:height="3.81cm" draw:z-index="11"><draw:image xlink:href="Pictures/100000000000005A000000904D5BB48D.jpg" xlink:type="simple" xlink:show="embed" xlink:actuate="onLoad"/></draw:frame><draw:frame draw:style-name="fr1" draw:name="Ram6" text:anchor-type="paragraph" svg:x="10.666cm" svg:y="4.082cm" svg:width="4.86cm" draw:z-index="12"><draw:text-box fo:min-height="0.788cm"><text:p text:style-name="P14"><text:s text:c="9"/>Vill bli medlem</text:p></draw:text-box></draw:frame></text:p>
      <text:p text:style-name="P2">SEKUNDÄRA (stödjande)</text:p>
      <text:p text:style-name="P2"><draw:frame draw:style-name="fr2" draw:name="Ram3" text:anchor-type="paragraph" svg:x="1.727cm" svg:y="4.736cm" svg:width="4.86cm" draw:z-index="8"><draw:text-box fo:min-height="0.788cm"><text:p text:style-name="P14"><text:s text:c="7"/>Klubbens kassör</text:p></draw:text-box></draw:frame><draw:frame draw:style-name="fr3" draw:name="grafik7" text:anchor-type="paragraph" svg:x="2.785cm" svg:y="0.469cm" svg:width="2.381cm" svg:height="3.81cm" draw:z-index="9"><draw:image xlink:href="Pictures/100000000000005A000000904D5BB48D.jpg" xlink:type="simple" xlink:show="embed" xlink:actuate="onLoad"/></draw:frame><draw:frame draw:style-name="fr3" draw:name="grafik9" text:anchor-type="paragraph" svg:x="10.643cm" svg:y="0.469cm" svg:width="2.381cm" svg:height="3.81cm" draw:z-index="13"><draw:image xlink:href="Pictures/100000000000005A000000904D5BB48D.jpg" xlink:type="simple" xlink:show="embed" xlink:actuate="onLoad"/></draw:frame><draw:frame draw:style-name="fr1" draw:name="Ram5" text:anchor-type="paragraph" svg:x="8.814cm" svg:y="4.606cm" svg:width="6.394cm" draw:z-index="10"><draw:text-box fo:min-height="1.423cm"><text:p text:style-name="P14"><text:s text:c="8"/>Nationella båtregistret<text:line-break/> <text:s text:c="7"/><text:span text:style-name="T17">(Systemet använder sig av detta)</text:span></text:p></draw:text-box></draw:frame></text:p>
      <text:p text:style-name="P2"/>
      <text:p text:style-name="P2"/>
      <text:p text:style-name="P2">OFFSTAGE ( synpunkter på utformningen)</text:p>
      <text:p text:style-name="P3"><draw:frame draw:style-name="fr3" draw:name="grafik6" text:anchor-type="paragraph" svg:x="8.738cm" svg:y="0.101cm" svg:width="1.84cm" svg:height="2.942cm" draw:z-index="6"><draw:image xlink:href="Pictures/100000000000005A000000904D5BB48D.jpg" xlink:type="simple" xlink:show="embed" xlink:actuate="onLoad"/></draw:frame><draw:frame draw:style-name="fr3" draw:name="grafik5" text:anchor-type="paragraph" svg:x="6.9cm" svg:y="0.101cm" svg:width="1.84cm" svg:height="2.942cm" draw:z-index="5"><draw:image xlink:href="Pictures/100000000000005A000000904D5BB48D.jpg" xlink:type="simple" xlink:show="embed" xlink:actuate="onLoad"/></draw:frame><draw:frame draw:style-name="fr1" draw:name="Ram4" text:anchor-type="paragraph" svg:x="5.084cm" svg:y="3.614cm" svg:width="5.68cm" draw:z-index="4"><draw:text-box fo:min-height="1.274cm"><text:p text:style-name="P14"><text:s text:c="8"/>Utvalda medlemmar<text:line-break/> <text:s text:c="5"/><text:span text:style-name="T17">(3st . Se intressenter i visionen)</text:span></text:p></draw:text-box></draw:frame><draw:frame draw:style-name="fr3" draw:name="grafik4" text:anchor-type="paragraph" svg:x="5.062cm" svg:y="0.101cm" svg:width="1.84cm" svg:height="2.942cm" draw:z-index="7"><draw:image xlink:href="Pictures/100000000000005A000000904D5BB48D.jpg" xlink:type="simple" xlink:show="embed" xlink:actuate="onLoad"/></draw:frame></text:p>
      <text:p text:style-name="P7"/>
      <text:p text:style-name="P18"><text:soft-page-break/></text:p>
      <text:h text:style-name="P5" text:outline-level="2">Förkrav/precondition <text:span text:style-name="T24">(F)</text:span></text:h>
      <text:list xml:id="list41580470" text:style-name="L1">
        <text:list-header>
          <text:p text:style-name="P19">1. För att kunna komma åt medlemssidorna och ändra/ lägga till uppgifter måste man vara inloggad och medlem.</text:p>
          <text:p text:style-name="P19">2. För att kunna söka/redigera bland medlemmar krävs att man är autoriserad och inloggad. </text:p>
        </text:list-header>
      </text:list>
      <text:p text:style-name="P7"/>
      <text:h text:style-name="P5" text:outline-level="2">Speciella krav <text:s/><text:span text:style-name="T24">(S)</text:span> <text:span text:style-name="T15">(icke funktionella krav)</text:span></text:h>
      <text:p text:style-name="P13">1. För att kunna komma åt medlemssidorna måste man vara en medlem. </text:p>
      <text:p text:style-name="P13"/>
      <text:p text:style-name="P13"/>
      <text:h text:style-name="P5" text:outline-level="2">Användarfall – medlem /användare</text:h>
      <text:list xml:id="list41606644" text:style-name="L2">
        <text:list-header>
          <text:p text:style-name="P20"/>
        </text:list-header>
      </text:list>
      <text:p text:style-name="P9"><text:span text:style-name="T22">HUVUDSCENARIOS </text:span><text:span text:style-name="T21">(</text:span><text:bookmark text:name="3"/><text:span text:style-name="T23">Sunny Day Use Cases)</text:span><text:span text:style-name="T21"> </text:span><text:span text:style-name="T22"><text:s/></text:span></text:p>
      <text:list xml:id="list41594316" text:style-name="L3">
        <text:list-item>
          <text:p text:style-name="P30"><text:span text:style-name="T1">Medlem/användare väljer att skapa ett nytt konto (</text:span><text:span text:style-name="T2">för att få åtkomst åt medlemssidorna)</text:span><text:span text:style-name="T1">. </text:span></text:p>
        </text:list-item>
        <text:list-item>
          <text:p text:style-name="P31">Systemet frågar efter önskat användarnamn och lösenord.</text:p>
        </text:list-item>
        <text:list-item>
          <text:p text:style-name="P34">Medlem/användare anger sitt önskade användarnamn och lösenord, samt mailadress.</text:p>
        </text:list-item>
        <text:list-item>
          <text:p text:style-name="P32"><text:span text:style-name="T7">S</text:span><text:span text:style-name="T8">ystemet presenterar uppgifterna och frågar om medlemen vill skapa ett nytt konto. </text:span></text:p>
        </text:list-item>
        <text:list-item>
          <text:p text:style-name="P35">Medlem vill logga in och fyller i användarnamn + lösenord.</text:p>
        </text:list-item>
        <text:list-item>
          <text:p text:style-name="P43"><text:span text:style-name="T3">Systemet kontrollerar att uppgifterna stämmer och derigerar användaren till medlemssidorna. </text:span><text:span text:style-name="T2"><text:line-break/>________________</text:span></text:p>
          <text:p text:style-name="P35"/>
        </text:list-item>
        <text:list-item>
          <text:p text:style-name="P35">Medlem väljer att registrera en ny båt. (F1)</text:p>
        </text:list-item>
        <text:list-item>
          <text:p text:style-name="P35">Systemet frågar efter båtens registreringsnummer.</text:p>
        </text:list-item>
        <text:list-item>
          <text:p text:style-name="P35">Medlem anger båtens registreringsnummer. (F1)</text:p>
        </text:list-item>
        <text:list-item>
          <text:p text:style-name="P35">Systemet kollar matching gentemot det ”Nationella båtregistret” och hämtar uppgifter om båten (såsom storlek etc.) och lägger sedan till båten på medlemmens privata sida.</text:p>
          <text:p text:style-name="P35">________________</text:p>
          <text:p text:style-name="P35"/>
        </text:list-item>
        <text:list-item>
          <text:p text:style-name="P34">Medlem/användaren vill ändra sina uppgifter (adress etc) (F1)</text:p>
        </text:list-item>
        <text:list-item>
          <text:p text:style-name="P38">Systemet presenterar ett formulär där medlem/användaren kan skriva in och ändra sina</text:p>
          <text:p text:style-name="P46">uppgifter. </text:p>
        </text:list-item>
      </text:list>
      <text:p text:style-name="P10"><text:span text:style-name="T25">Frekvenser</text:span><text:span text:style-name="T26">: </text:span></text:p>
      <text:p text:style-name="P23">Scenarios: 1-4 görs max en gång per medlem + varje gång en ny person vill gå med som medlem.</text:p>
      <text:p text:style-name="P23">5-12 ska kunna göras kontinuerligt. </text:p>
      <text:p text:style-name="P23"/>
      <text:p text:style-name="P10"><text:span text:style-name="T18">Alternativa Scenarios</text:span><text:span text:style-name="T20"> (</text:span><text:span text:style-name="T27">Rainy Day Use Cases) <text:s/></text:span></text:p>
      <text:p text:style-name="P8"><text:span text:style-name="T19">3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><text:soft-page-break/></text:p>
      <text:p text:style-name="P8"><text:span text:style-name="T19">4</text:span>.a <text:s/>Användarnamnet är upptaget</text:p>
      <text:p text:style-name="P8"><text:tab/>1.Systemet presenterar att användarnamnet redan är taget och visar en lista <text:line-break/> <text:tab/> <text:s text:c="2"/>med andra lämpliga föslag.</text:p>
      <text:p text:style-name="P8"/>
      <text:p text:style-name="P8"><text:span text:style-name="T19">5</text:span>.a <text:s/>Användarnamn/lösenord stämmer inte</text:p>
      <text:p text:style-name="P8"><text:tab/>1.Systemet presenterar att användarnamnet/lösenordet är felaktigt och ber medlemmen att <text:tab/>fylla i uppgifterna igen. </text:p>
      <text:p text:style-name="P8"><text:s text:c="3"/>b. Medlemmen har glömt bort Användarnamn/lösenord</text:p>
      <text:p text:style-name="P25"><text:tab/>1. Systemet frågar om medlemmen vill att användarnamnet / lösenordet ska skickas till<text:line-break/><text:tab/> <text:s text:c="4"/>deras mailadress. </text:p>
      <text:p text:style-name="P25"/>
      <text:p text:style-name="P25"/>
      <text:p text:style-name="P24"/>
      <text:h text:style-name="P6" text:outline-level="2"><text:span text:style-name="T12">Användarfall – Administratör</text:span><text:span text:style-name="T16">(sekreterare)</text:span></text:h>
      <text:p text:style-name="P28"/>
      <text:p text:style-name="P12"><text:span text:style-name="T4">HUVUDSCENARIOS </text:span><text:span text:style-name="T11">(</text:span><text:bookmark text:name="31"/><text:span text:style-name="T14">Sunny Day Use Cases)</text:span><text:span text:style-name="T11"> </text:span><text:span text:style-name="T10"><text:s/></text:span></text:p>
      <text:list xml:id="list41587582" text:style-name="L4">
        <text:list-item>
          <text:p text:style-name="P36">Administratören (sekreteraren) vill hämta ut båtuppgifter för en medllem.</text:p>
        </text:list-item>
        <text:list-item>
          <text:p text:style-name="P44">S<text:span text:style-name="T8">ystemet frågar efter administratören/sekreterarens användarnamn och lösenord.</text:span></text:p>
          <text:p text:style-name="P36">________________ </text:p>
          <text:p text:style-name="P36"/>
        </text:list-item>
        <text:list-item>
          <text:p text:style-name="P33"><text:span text:style-name="T8">Administratören </text:span><text:span text:style-name="T2">vill ange båtplats för en medlem. (F2) </text:span></text:p>
        </text:list-item>
        <text:list-item>
          <text:p text:style-name="P44"><text:span text:style-name="T8">S</text:span><text:span text:style-name="T9">ystemet: Derigerar </text:span><text:span text:style-name="T8">Administratören</text:span><text:span text:style-name="T9"> till den sida/det dokument där alla medlemmarnas uppgifter finns listade. OBS! (får ej vara publikt!)</text:span></text:p>
          <text:p text:style-name="P44"><text:span text:style-name="T9">Erbjuder</text:span><text:span text:style-name="T3"> ett ifyllnadsfällt där administratören kan fylla i vald båtplats, och detta </text:span></text:p>
          <text:p text:style-name="P40">läggs till på medlemmen. </text:p>
          <text:p text:style-name="P36">________________ </text:p>
          <text:p text:style-name="P36"/>
        </text:list-item>
        <text:list-item>
          <text:p text:style-name="P39">Administratören vill lägga upp ett nytt möte / event. </text:p>
        </text:list-item>
        <text:list-item>
          <text:p text:style-name="P39">Systemet presenterar en kalender där administratören kan lägga in nya möten/event, som i sin tur presenteras på hemsidan.</text:p>
          <text:p text:style-name="P42"/>
        </text:list-item>
      </text:list>
      <text:p text:style-name="P11"><text:span text:style-name="T5">Alternativa Scenarios</text:span><text:span text:style-name="T6"> (</text:span><text:span text:style-name="T13">Rainy Day Use Cases)</text:span></text:p>
      <text:p text:style-name="P8"><text:span text:style-name="T19">3</text:span>.a <text:s/>Båtplatsen är redan upptagen/tilldelad en annan meddlem</text:p>
      <text:p text:style-name="P8"><text:tab/>1.Systemet presenterar att båtplatsen redan är tagen och ber administratören att fylla i en <text:tab/>annan båtplats.</text:p>
      <text:p text:style-name="P8"/>
      <text:p text:style-name="P8"/>
      <text:p text:style-name="P8"/>
      <text:p text:style-name="P8"/>
      <text:p text:style-name="P8"><text:soft-page-break/></text:p>
      <text:h text:style-name="P17" text:outline-level="2">Användarfall – Kassör</text:h>
      <text:p text:style-name="P26"/>
      <text:p text:style-name="P28">HUVUDSCENARIOS </text:p>
      <text:list xml:id="list41585652" text:style-name="L5">
        <text:list-item>
          <text:p text:style-name="P45">Kassören vill pricka av/ändra status på en medlem som har betalat medlemsavgift.(F2)</text:p>
        </text:list-item>
        <text:list-item>
          <text:p text:style-name="P15"><text:span text:style-name="T9">Systemet derigerar kassö</text:span><text:span text:style-name="T8">ren</text:span><text:span text:style-name="T9"> till den sida/det dokument där alla medlemmarnas uppgifter finns listade. Erbjuder</text:span><text:span text:style-name="T3"> ett fält där administratören kan ändra medlemsstatusen från obetald, till betald.</text:span></text:p>
          <text:p text:style-name="P37">________________ </text:p>
          <text:p text:style-name="P37"/>
        </text:list-item>
        <text:list-item>
          <text:p text:style-name="P41">Kassören vill pricka/skriva in av att medlem har betalat båtavgift (för 1 eller flera extra båtar)</text:p>
        </text:list-item>
        <text:list-item>
          <text:p text:style-name="P15"><text:span text:style-name="T3">Systemet e</text:span><text:span text:style-name="T9">rbjuder</text:span><text:span text:style-name="T3"> ett fält per extra båt där kassören kan ändra status från obetald, till betald.</text:span></text:p>
          <text:p text:style-name="P16"/>
        </text:list-item>
      </text:list>
      <text:list xml:id="list22175826" text:continue-list="list41587582" text:style-name="L4">
        <text:list-header>
          <text:p text:style-name="P27">____________ </text:p>
        </text:list-header>
      </text:list>
      <text:p text:style-name="P22"/>
      <text:p text:style-name="P8"/>
      <text:h text:style-name="P17" text:outline-level="2">Frågor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Helvetica, Verdana, sans-serif"/>
    <style:font-face style:name="Mangal1" svg:font-family="Mangal"/>
    <style:font-face style:name="OpenSymbol" svg:font-family="OpenSymbol"/>
    <style:font-face style:name="Times New Roman1" svg:font-family="'Times New Roman', Times, serif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29T16:46:10.55</meta:creation-date>
    <meta:generator>OpenOffice.org/3.3$Win32 OpenOffice.org_project/330m20$Build-9567</meta:generator>
    <dc:date>2014-01-02T02:03:30.02</dc:date>
    <meta:editing-duration>PT12H39M57S</meta:editing-duration>
    <meta:editing-cycles>316</meta:editing-cycles>
    <meta:document-statistic meta:table-count="0" meta:image-count="8" meta:object-count="0" meta:page-count="4" meta:paragraph-count="68" meta:word-count="557" meta:character-count="4023"/>
  </office:meta>
</office:document-meta>
</file>